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Decoration Day</text:span> </text:p>
      <text:p text:style-name="P1">Read: Joshua 22:21-34</text:p>
      <text:p text:style-name="P1"><text:s/></text:p>
      <text:p text:style-name="P1">Text: Joshua 22:34 “And the children of Reuben and the children of Gad called the altar Ed: for it shall be a witness between us that the LORD is God.”</text:p>
      <text:p text:style-name="P1"/>
      <text:p text:style-name="P1"><text:span text:style-name="T1">Introduction:</text:span> Have you ever gone to “The Wall?” How about the Korean Memorial? My favorite is the Iwo Jima Memorial. You can’t see those monuments without thinking of the war that occasioned them. I stand and gaze on those bronze soldiers and can see the weary look on their faces. You can almost feel the aches and pains; you can almost smell the sweaty smell of death; you can almost hear the rifle shots through the trees. Those memorials do cause you to remember… maybe more than you want to remember.</text:p>
      <text:p text:style-name="P1"><text:s text:c="2"/>Our scripture, this morning, is the story of 2 and ½ <text:s/>tribes of Israel who chose not to live in the promised land. They would rather stay just across the river. With most of the promised land in the hands of the other 9 and ½ tribes; Joshua has sent them back home. No sooner do they return home than they erect an altar. The children of Israel assemble an army and confront them about what they are doing. Are you going to worship other gods? Are you going to circumvent the requirement that you come to Jerusalem to sacrifice?</text:p>
      <text:p text:style-name="P1"><text:s text:c="2"/>Their response is simply that they have built a memorial to remind them of several things. They called the memorial altar: “Ed” which simply means: “<text:span text:style-name="T2">a witness</text:span>.” Here is what they were reminded of:</text:p>
      <text:p text:style-name="P1"/>
      <text:p text:style-name="P1"><text:span text:style-name="T1">I. It reminded them of sacrifice:</text:span> I know of no monuments to people who just got lucky. Memorials are not for lottery winners. Memorials are for people who sacrificed something; people who risked some-thing; people who laid their lives on the line. Ed reminded the people of the long journey, of relatives lost, and of battles fought.</text:p>
      <text:p text:style-name="P1"><text:s text:c="2"/>Many times we are frustrated with the cost/pain of the struggles that we go through. I think that we forget that nothing good comes without hard labor. I used to work with a woman who quit smoking when she learned that she had cancer. After she went thru all the agony of treatments she was declared to be in remission. Seven years later she started smoking again. Do you think she thought about how hard it would be to quit before she started again? I think that she forgot all about that when she lit her first cigarette.</text:p>
      <text:p text:style-name="P1"/>
      <text:p text:style-name="P1"><text:span text:style-name="T1">II. It reminded them that there was a place to worship:</text:span> For the children of Israel there was no place to worship but the house of God in Jerusalem. They didn’t go on a weekly basis like we do but they all came back for holy days. I love it when people tell me that they can worship God in nature (that’s what they say when I find out that they went fishing rather than come to church). I agree that they can but then add: “but you don’t.” The only prayer that most men make while fishing is: “please God help me land this big baby.” </text:p>
      <text:p text:style-name="P1"><text:s text:c="2"/>It is important that we remember that there is a place set aside to worship God. This building has no power of its own but when we gather together we can experience the power of God.</text:p>
      <text:p text:style-name="P1"/>
      <text:p text:style-name="P1"><text:span text:style-name="T1">III. It reminded them that they had other brothers and sisters.</text:span> Many Christians forget that you don’t have to be a part of our little fellowship to be part of Gods’ family. Several years ago there was a famine /drought in Ethiopia. Israel sent planes to Ethiopia to evacuate all Jewish people who wished to come to Israel. Many people forgot that being black didn’t preclude you from being Jewish. Moses had an Ethiopian wife. Israel was an international trading country with various nations and it wasn’t uncommon for conversions and/or marriages to take place between their people.</text:p>
      <text:p text:style-name="P1"><text:s text:c="2"/>Even though we may have differences with other Christians We have brothers and sisters in many different denominations. </text:p>
      <text:p text:style-name="P1"><text:s text:c="2"/>Ed reminded these 2 ½ tribes that they were not alone in their faith.</text:p>
      <text:p text:style-name="P1"/>
      <text:p text:style-name="P1"><text:span text:style-name="T1">IV. It reminded them that they had a place across the river.</text:span> We can get so immersed in situations and problems that we forget that this world is just a temporary stopping off place for the redeemed. The song-writer had it correct when he wrote: This world is not my home, I’m just a passing through. My treasures are laid up somewhere beyond the blue…” The Reubenites, the Gadites, and the half tribe of Manasseh needed to remember that there was more family on the other side of the river than there was here.</text:p>
      <text:p text:style-name="P1"><text:s text:c="2"/>We too, need to remember not to get too deeply rooted in things on this side of the river. We need to be reminded that this life is temporary and that the life on the other side is everlasting. It would do us well not to forget our divine lineage as well as our divine heritage.</text:p>
      <text:p text:style-name="P1"/>
      <text:p text:style-name="P1"><text:span text:style-name="T1">Conclude:</text:span> It would do us well to remember what these 2 ½ tribes were trying to remember. We need to recall that sacrifice is not a bad thing, that having a place of worship is necessary and important, that we aren’t the only Christians in the world, and that We have a destination and a heavenly home just across the river that is waiting for u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coration Day </dc:title>
    <meta:initial-creator>Joel Tice</meta:initial-creator>
    <meta:creation-date>2007-05-26T20:39:00</meta:creation-date>
    <dc:creator>Joel Tice</dc:creator>
    <dc:date>2019-03-23T11:13:25.75</dc:date>
    <meta:editing-cycles>8</meta:editing-cycles>
    <meta:editing-duration>PT9H28M26S</meta:editing-duration>
    <meta:generator>OpenOffice/4.1.3$Win32 OpenOffice.org_project/413m1$Build-9783</meta:generator>
    <meta:document-statistic meta:table-count="0" meta:image-count="0" meta:object-count="0" meta:page-count="1" meta:paragraph-count="17" meta:word-count="904" meta:character-count="4908"/>
  </office:meta>
</office:document-meta>
</file>